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88000001FB8A53F255F938738A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19cm" svg:stroke-color="#80808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svg:stroke-width="0.041cm" svg:stroke-color="#000000" draw:marker-start="Arrow_20_concave" draw:marker-start-width="0.259cm" draw:marker-start-center="false" draw:marker-end-width="0.25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svg:stroke-width="0.041cm" svg:stroke-color="#000000" draw:marker-start-width="0.259cm" draw:marker-start-center="false" draw:marker-end="Arrow_20_concave" draw:marker-end-width="0.25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none" draw:stroke-dash="Dashed_20__28_var_29__20_4058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84cm" fo:min-width="0.26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none" draw:stroke-dash="Dashed_20__28_var_29__20_3814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84cm" fo:min-width="0.26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none" draw:stroke-dash="Dashed_20__28_var_29__20_4059" svg:stroke-width="0.019cm" svg:stroke-color="#80808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84cm" fo:min-width="0.24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none" draw:stroke-dash="Dashed_20__28_var_29__20_3816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84cm" fo:min-width="0.24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none" draw:stroke-dash="Dashed_20__28_var_29__20_4060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84cm" fo:min-width="0.20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none" draw:stroke-dash="Dashed_20__28_var_29__20_3818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84cm" fo:min-width="0.22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none" draw:stroke-dash="Dashed_20__28_var_29__20_4061" svg:stroke-width="0.019cm" svg:stroke-color="#80808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84cm" fo:min-width="0.22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3820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4062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none" draw:stroke-dash="Dashed_20__28_var_29__20_3822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84cm" fo:min-width="0.10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none" draw:stroke-dash="Dashed_20__28_var_29__20_4063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84cm" fo:min-width="0.28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none" draw:stroke-dash="Dashed_20__28_var_29__20_3824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84cm" fo:min-width="0.22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4064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3826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4065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draw:stroke-dash="Dashed_20__28_var_29__20_3828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solid" draw:stroke-dash="Dashed_20__28_var_29__20_4066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solid" draw:stroke-dash="Dashed_20__28_var_29__20_3830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>
      <style:graphic-properties draw:stroke="solid" draw:stroke-dash="Dashed_20__28_var_29__20_4067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>
      <style:graphic-properties draw:stroke="solid" draw:stroke-dash="Dashed_20__28_var_29__20_3832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solid" draw:stroke-dash="Dashed_20__28_var_29__20_4068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solid" draw:stroke-dash="Dashed_20__28_var_29__20_3834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solid" draw:stroke-dash="Dashed_20__28_var_29__20_4069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solid" draw:stroke-dash="Dashed_20__28_var_29__20_3836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>
      <style:graphic-properties draw:stroke="solid" draw:stroke-dash="Dashed_20__28_var_29__20_4070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>
      <style:graphic-properties draw:stroke="solid" draw:stroke-dash="Dashed_20__28_var_29__20_3838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>
      <style:graphic-properties draw:stroke="solid" draw:stroke-dash="Dashed_20__28_var_29__20_4071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>
      <style:graphic-properties draw:stroke="solid" draw:stroke-dash="Dashed_20__28_var_29__20_3840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>
      <style:graphic-properties draw:stroke="solid" draw:stroke-dash="Dashed_20__28_var_29__20_4072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>
      <style:graphic-properties draw:stroke="solid" draw:stroke-dash="Dashed_20__28_var_29__20_3842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>
      <style:graphic-properties draw:stroke="none" draw:stroke-dash="Dashed_20__28_var_29__20_4073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>
      <style:graphic-properties draw:stroke="none" draw:stroke-dash="Dashed_20__28_var_29__20_3844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38cm" fo:min-width="0.49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>
      <style:graphic-properties draw:stroke="none" draw:stroke-dash="Dashed_20__28_var_29__20_4074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38cm" fo:min-width="0.49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>
      <style:graphic-properties draw:stroke="solid" svg:stroke-width="0.041cm" svg:stroke-color="#000000" draw:marker-start-width="0.259cm" draw:marker-start-center="false" draw:marker-end-width="0.25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P6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.722cm" svg:height="1.347cm" svg:x="6.463cm" svg:y="14.808cm">
            <draw:image xlink:href="Pictures/1000020100000288000001FB8A53F255F938738A.png" xlink:type="simple" xlink:show="embed" xlink:actuate="onLoad">
              <text:p/>
            </draw:image>
          </draw:frame>
          <draw:line draw:style-name="gr2" draw:text-style-name="P2" draw:layer="layout" svg:x1="7.185cm" svg:y1="12.63cm" svg:x2="14.186cm" svg:y2="12.63cm">
            <text:p/>
          </draw:line>
          <draw:line draw:style-name="gr2" draw:text-style-name="P2" draw:layer="layout" svg:x1="7.772cm" svg:y1="12.632cm" svg:x2="7.772cm" svg:y2="17.289cm">
            <text:p/>
          </draw:line>
          <draw:line draw:style-name="gr2" draw:text-style-name="P2" draw:layer="layout" svg:x1="8.349cm" svg:y1="12.632cm" svg:x2="8.349cm" svg:y2="17.285cm">
            <text:p/>
          </draw:line>
          <draw:line draw:style-name="gr2" draw:text-style-name="P2" draw:layer="layout" svg:x1="8.938cm" svg:y1="12.632cm" svg:x2="8.938cm" svg:y2="17.285cm">
            <text:p/>
          </draw:line>
          <draw:line draw:style-name="gr2" draw:text-style-name="P2" draw:layer="layout" svg:x1="9.515cm" svg:y1="12.632cm" svg:x2="9.515cm" svg:y2="17.285cm">
            <text:p/>
          </draw:line>
          <draw:line draw:style-name="gr2" draw:text-style-name="P2" draw:layer="layout" svg:x1="10.102cm" svg:y1="12.632cm" svg:x2="10.102cm" svg:y2="17.285cm">
            <text:p/>
          </draw:line>
          <draw:line draw:style-name="gr3" draw:text-style-name="P2" draw:layer="layout" svg:x1="10.686cm" svg:y1="12.632cm" svg:x2="10.686cm" svg:y2="17.285cm">
            <text:p/>
          </draw:line>
          <draw:line draw:style-name="gr2" draw:text-style-name="P2" draw:layer="layout" svg:x1="11.268cm" svg:y1="12.632cm" svg:x2="11.268cm" svg:y2="17.285cm">
            <text:p/>
          </draw:line>
          <draw:line draw:style-name="gr2" draw:text-style-name="P2" draw:layer="layout" svg:x1="11.85cm" svg:y1="12.632cm" svg:x2="11.85cm" svg:y2="17.285cm">
            <text:p/>
          </draw:line>
          <draw:line draw:style-name="gr2" draw:text-style-name="P2" draw:layer="layout" svg:x1="12.441cm" svg:y1="12.632cm" svg:x2="12.441cm" svg:y2="17.285cm">
            <text:p/>
          </draw:line>
          <draw:line draw:style-name="gr2" draw:text-style-name="P2" draw:layer="layout" svg:x1="13.016cm" svg:y1="12.632cm" svg:x2="13.016cm" svg:y2="17.285cm">
            <text:p/>
          </draw:line>
          <draw:line draw:style-name="gr2" draw:text-style-name="P2" draw:layer="layout" svg:x1="13.606cm" svg:y1="12.632cm" svg:x2="13.606cm" svg:y2="17.285cm">
            <text:p/>
          </draw:line>
          <draw:line draw:style-name="gr2" draw:text-style-name="P2" draw:layer="layout" svg:x1="14.182cm" svg:y1="12.632cm" svg:x2="14.182cm" svg:y2="17.285cm">
            <text:p/>
          </draw:line>
          <draw:line draw:style-name="gr2" draw:text-style-name="P2" draw:layer="layout" svg:x1="7.189cm" svg:y1="12.632cm" svg:x2="7.189cm" svg:y2="17.289cm">
            <text:p/>
          </draw:line>
          <draw:line draw:style-name="gr2" draw:text-style-name="P2" draw:layer="layout" svg:x1="7.185cm" svg:y1="13.212cm" svg:x2="14.186cm" svg:y2="13.212cm">
            <text:p/>
          </draw:line>
          <draw:line draw:style-name="gr2" draw:text-style-name="P2" draw:layer="layout" svg:x1="7.185cm" svg:y1="13.792cm" svg:x2="14.186cm" svg:y2="13.792cm">
            <text:p/>
          </draw:line>
          <draw:line draw:style-name="gr2" draw:text-style-name="P2" draw:layer="layout" svg:x1="7.185cm" svg:y1="14.374cm" svg:x2="14.186cm" svg:y2="14.374cm">
            <text:p/>
          </draw:line>
          <draw:line draw:style-name="gr4" draw:text-style-name="P2" draw:layer="layout" svg:x1="8.239cm" svg:y1="14.97cm" svg:x2="14.186cm" svg:y2="14.957cm">
            <text:p/>
          </draw:line>
          <draw:line draw:style-name="gr2" draw:text-style-name="P2" draw:layer="layout" svg:x1="7.185cm" svg:y1="15.537cm" svg:x2="14.186cm" svg:y2="15.537cm">
            <text:p/>
          </draw:line>
          <draw:line draw:style-name="gr2" draw:text-style-name="P2" draw:layer="layout" svg:x1="7.185cm" svg:y1="16.121cm" svg:x2="14.186cm" svg:y2="16.121cm">
            <text:p/>
          </draw:line>
          <draw:line draw:style-name="gr2" draw:text-style-name="P2" draw:layer="layout" svg:x1="7.185cm" svg:y1="16.701cm" svg:x2="14.186cm" svg:y2="16.701cm">
            <text:p/>
          </draw:line>
          <draw:line draw:style-name="gr2" draw:text-style-name="P2" draw:layer="layout" svg:x1="7.185cm" svg:y1="17.283cm" svg:x2="14.186cm" svg:y2="17.283cm">
            <text:p/>
          </draw:line>
          <draw:frame draw:style-name="gr5" draw:text-style-name="P4" draw:layer="layout" svg:width="0.267cm" svg:height="0.484cm" svg:x="8.449cm" svg:y="16.195cm">
            <draw:text-box>
              <text:p text:style-name="P3"><text:span text:style-name="T1">N</text:span></text:p>
            </draw:text-box>
          </draw:frame>
          <draw:frame draw:style-name="gr6" draw:text-style-name="P4" draw:layer="layout" svg:width="0.262cm" svg:height="0.484cm" svg:x="9.199cm" svg:y="14.456cm">
            <draw:text-box>
              <text:p text:style-name="P3"><text:span text:style-name="T1">R</text:span></text:p>
            </draw:text-box>
          </draw:frame>
          <draw:frame draw:style-name="gr7" draw:text-style-name="P4" draw:layer="layout" svg:width="0.246cm" svg:height="0.484cm" svg:x="12.138cm" svg:y="12.745cm">
            <draw:text-box>
              <text:p text:style-name="P3"><text:span text:style-name="T1">B</text:span></text:p>
            </draw:text-box>
          </draw:frame>
          <draw:frame draw:style-name="gr8" draw:text-style-name="P4" draw:layer="layout" svg:width="0.246cm" svg:height="0.484cm" svg:x="12.076cm" svg:y="13.838cm">
            <draw:text-box>
              <text:p text:style-name="P3"><text:span text:style-name="T1">A</text:span></text:p>
            </draw:text-box>
          </draw:frame>
          <draw:frame draw:style-name="gr9" draw:text-style-name="P4" draw:layer="layout" svg:width="0.204cm" svg:height="0.484cm" svg:x="13.104cm" svg:y="13.311cm">
            <draw:text-box>
              <text:p text:style-name="P3"><text:span text:style-name="T1">L</text:span></text:p>
            </draw:text-box>
          </draw:frame>
          <draw:frame draw:style-name="gr10" draw:text-style-name="P4" draw:layer="layout" svg:width="0.223cm" svg:height="0.484cm" svg:x="11.998cm" svg:y="16.209cm">
            <draw:text-box>
              <text:p text:style-name="P3"><text:span text:style-name="T1">T</text:span></text:p>
            </draw:text-box>
          </draw:frame>
          <draw:frame draw:style-name="gr11" draw:text-style-name="P4" draw:layer="layout" svg:width="0.223cm" svg:height="0.484cm" svg:x="9.241cm" svg:y="12.752cm">
            <draw:text-box>
              <text:p text:style-name="P3"><text:span text:style-name="T1">Y</text:span></text:p>
            </draw:text-box>
          </draw:frame>
          <draw:line draw:style-name="gr12" draw:text-style-name="P2" draw:layer="layout" svg:x1="9.423cm" svg:y1="13.311cm" svg:x2="9.622cm" svg:y2="13.112cm">
            <text:p/>
          </draw:line>
          <draw:line draw:style-name="gr13" draw:text-style-name="P2" draw:layer="layout" svg:x1="9.622cm" svg:y1="13.311cm" svg:x2="9.423cm" svg:y2="13.112cm">
            <text:p/>
          </draw:line>
          <draw:frame draw:style-name="gr14" draw:text-style-name="P4" draw:layer="layout" svg:width="0.107cm" svg:height="0.484cm" svg:x="8.167cm" svg:y="13.916cm">
            <draw:text-box>
              <text:p text:style-name="P3"><text:span text:style-name="T1">I</text:span></text:p>
            </draw:text-box>
          </draw:frame>
          <draw:frame draw:style-name="gr15" draw:text-style-name="P4" draw:layer="layout" svg:width="0.283cm" svg:height="0.484cm" svg:x="11.956cm" svg:y="15.084cm">
            <draw:text-box>
              <text:p text:style-name="P3"><text:span text:style-name="T1">H</text:span></text:p>
            </draw:text-box>
          </draw:frame>
          <draw:frame draw:style-name="gr16" draw:text-style-name="P4" draw:layer="layout" svg:width="0.225cm" svg:height="0.484cm" svg:x="7.435cm" svg:y="15.627cm">
            <draw:text-box>
              <text:p text:style-name="P3"><text:span text:style-name="T1">E</text:span></text:p>
            </draw:text-box>
          </draw:frame>
          <draw:line draw:style-name="gr17" draw:text-style-name="P2" draw:layer="layout" svg:x1="12.337cm" svg:y1="13.311cm" svg:x2="12.538cm" svg:y2="13.112cm">
            <text:p/>
          </draw:line>
          <draw:line draw:style-name="gr18" draw:text-style-name="P2" draw:layer="layout" svg:x1="12.538cm" svg:y1="13.311cm" svg:x2="12.337cm" svg:y2="13.112cm">
            <text:p/>
          </draw:line>
          <draw:line draw:style-name="gr19" draw:text-style-name="P2" draw:layer="layout" svg:x1="12.337cm" svg:y1="13.893cm" svg:x2="12.536cm" svg:y2="13.694cm">
            <text:p/>
          </draw:line>
          <draw:line draw:style-name="gr20" draw:text-style-name="P2" draw:layer="layout" svg:x1="12.536cm" svg:y1="13.893cm" svg:x2="12.337cm" svg:y2="13.694cm">
            <text:p/>
          </draw:line>
          <draw:line draw:style-name="gr21" draw:text-style-name="P2" draw:layer="layout" svg:x1="12.919cm" svg:y1="13.893cm" svg:x2="13.12cm" svg:y2="13.694cm">
            <text:p/>
          </draw:line>
          <draw:line draw:style-name="gr22" draw:text-style-name="P2" draw:layer="layout" svg:x1="13.12cm" svg:y1="13.893cm" svg:x2="12.919cm" svg:y2="13.694cm">
            <text:p/>
          </draw:line>
          <draw:line draw:style-name="gr23" draw:text-style-name="P2" draw:layer="layout" svg:x1="11.753cm" svg:y1="15.641cm" svg:x2="11.954cm" svg:y2="15.442cm">
            <text:p/>
          </draw:line>
          <draw:line draw:style-name="gr24" draw:text-style-name="P2" draw:layer="layout" svg:x1="11.954cm" svg:y1="15.641cm" svg:x2="11.753cm" svg:y2="15.442cm">
            <text:p/>
          </draw:line>
          <draw:line draw:style-name="gr25" draw:text-style-name="P2" draw:layer="layout" svg:x1="11.753cm" svg:y1="16.223cm" svg:x2="11.954cm" svg:y2="16.024cm">
            <text:p/>
          </draw:line>
          <draw:line draw:style-name="gr26" draw:text-style-name="P2" draw:layer="layout" svg:x1="11.954cm" svg:y1="16.223cm" svg:x2="11.753cm" svg:y2="16.024cm">
            <text:p/>
          </draw:line>
          <draw:line draw:style-name="gr27" draw:text-style-name="P2" draw:layer="layout" svg:x1="8.257cm" svg:y1="16.223cm" svg:x2="8.456cm" svg:y2="16.024cm">
            <text:p/>
          </draw:line>
          <draw:line draw:style-name="gr28" draw:text-style-name="P2" draw:layer="layout" svg:x1="8.456cm" svg:y1="16.223cm" svg:x2="8.257cm" svg:y2="16.024cm">
            <text:p/>
          </draw:line>
          <draw:line draw:style-name="gr29" draw:text-style-name="P2" draw:layer="layout" svg:x1="8.257cm" svg:y1="14.477cm" svg:x2="8.456cm" svg:y2="14.276cm">
            <text:p/>
          </draw:line>
          <draw:line draw:style-name="gr30" draw:text-style-name="P2" draw:layer="layout" svg:x1="8.456cm" svg:y1="14.477cm" svg:x2="8.257cm" svg:y2="14.276cm">
            <text:p/>
          </draw:line>
          <draw:line draw:style-name="gr31" draw:text-style-name="P2" draw:layer="layout" svg:x1="9.423cm" svg:y1="14.477cm" svg:x2="9.624cm" svg:y2="14.276cm">
            <text:p/>
          </draw:line>
          <draw:line draw:style-name="gr32" draw:text-style-name="P2" draw:layer="layout" svg:x1="9.624cm" svg:y1="14.477cm" svg:x2="9.423cm" svg:y2="14.276cm">
            <text:p/>
          </draw:line>
          <draw:line draw:style-name="gr33" draw:text-style-name="P2" draw:layer="layout" svg:x1="7.675cm" svg:y1="15.641cm" svg:x2="7.874cm" svg:y2="15.442cm">
            <text:p/>
          </draw:line>
          <draw:line draw:style-name="gr34" draw:text-style-name="P2" draw:layer="layout" svg:x1="7.874cm" svg:y1="15.641cm" svg:x2="7.675cm" svg:y2="15.442cm">
            <text:p/>
          </draw:line>
          <draw:frame draw:style-name="gr35" draw:text-style-name="P5" draw:layer="layout" svg:width="0.216cm" svg:height="0.38cm" svg:x="10.381cm" svg:y="15.05cm">
            <draw:text-box>
              <text:p text:style-name="P3"><text:span text:style-name="T2">0</text:span></text:p>
            </draw:text-box>
          </draw:frame>
          <draw:frame draw:style-name="gr36" draw:text-style-name="P5" draw:layer="layout" svg:width="0.491cm" svg:height="0.38cm" svg:x="11.044cm" svg:y="15.036cm">
            <draw:text-box>
              <text:p text:style-name="P3"><text:span text:style-name="T2">+1</text:span></text:p>
            </draw:text-box>
          </draw:frame>
          <draw:frame draw:style-name="gr37" draw:text-style-name="P5" draw:layer="layout" svg:width="0.491cm" svg:height="0.38cm" svg:x="9.996cm" svg:y="14.186cm">
            <draw:text-box>
              <text:p text:style-name="P3"><text:span text:style-name="T2">+1</text:span></text:p>
            </draw:text-box>
          </draw:frame>
          <draw:line draw:style-name="gr38" draw:text-style-name="P6" draw:layer="layout" svg:x1="11.268cm" svg:y1="14.858cm" svg:x2="11.268cm" svg:y2="15.063cm">
            <text:p/>
          </draw:line>
          <draw:line draw:style-name="gr38" draw:text-style-name="P6" draw:layer="layout" svg:x1="10.596cm" svg:y1="14.378cm" svg:x2="10.801cm" svg:y2="14.37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3814" draw:display-name="Dashed (var) 3814" draw:style="rect" draw:dots1="1" draw:dots1-length="0.005cm" draw:dots2="1" draw:dots2-length="0.005cm" draw:distance="0.005cm"/>
    <draw:stroke-dash draw:name="Dashed_20__28_var_29__20_3816" draw:display-name="Dashed (var) 3816" draw:style="rect" draw:dots1="1" draw:dots1-length="0.005cm" draw:dots2="1" draw:dots2-length="0.005cm" draw:distance="0.005cm"/>
    <draw:stroke-dash draw:name="Dashed_20__28_var_29__20_3818" draw:display-name="Dashed (var) 3818" draw:style="rect" draw:dots1="1" draw:dots1-length="0.005cm" draw:dots2="1" draw:dots2-length="0.005cm" draw:distance="0.005cm"/>
    <draw:stroke-dash draw:name="Dashed_20__28_var_29__20_3820" draw:display-name="Dashed (var) 3820" draw:style="rect" draw:dots1="1" draw:dots1-length="0.005cm" draw:dots2="1" draw:dots2-length="0.005cm" draw:distance="0.005cm"/>
    <draw:stroke-dash draw:name="Dashed_20__28_var_29__20_3822" draw:display-name="Dashed (var) 3822" draw:style="rect" draw:dots1="1" draw:dots1-length="0.005cm" draw:dots2="1" draw:dots2-length="0.005cm" draw:distance="0.005cm"/>
    <draw:stroke-dash draw:name="Dashed_20__28_var_29__20_3824" draw:display-name="Dashed (var) 3824" draw:style="rect" draw:dots1="1" draw:dots1-length="0.005cm" draw:dots2="1" draw:dots2-length="0.005cm" draw:distance="0.005cm"/>
    <draw:stroke-dash draw:name="Dashed_20__28_var_29__20_3826" draw:display-name="Dashed (var) 3826" draw:style="rect" draw:dots1="1" draw:dots1-length="0.005cm" draw:dots2="1" draw:dots2-length="0.005cm" draw:distance="0.005cm"/>
    <draw:stroke-dash draw:name="Dashed_20__28_var_29__20_3828" draw:display-name="Dashed (var) 3828" draw:style="rect" draw:dots1="1" draw:dots1-length="0.005cm" draw:dots2="1" draw:dots2-length="0.005cm" draw:distance="0.005cm"/>
    <draw:stroke-dash draw:name="Dashed_20__28_var_29__20_3830" draw:display-name="Dashed (var) 3830" draw:style="rect" draw:dots1="1" draw:dots1-length="0.005cm" draw:dots2="1" draw:dots2-length="0.005cm" draw:distance="0.005cm"/>
    <draw:stroke-dash draw:name="Dashed_20__28_var_29__20_3832" draw:display-name="Dashed (var) 3832" draw:style="rect" draw:dots1="1" draw:dots1-length="0.005cm" draw:dots2="1" draw:dots2-length="0.005cm" draw:distance="0.005cm"/>
    <draw:stroke-dash draw:name="Dashed_20__28_var_29__20_3834" draw:display-name="Dashed (var) 3834" draw:style="rect" draw:dots1="1" draw:dots1-length="0.005cm" draw:dots2="1" draw:dots2-length="0.005cm" draw:distance="0.005cm"/>
    <draw:stroke-dash draw:name="Dashed_20__28_var_29__20_3836" draw:display-name="Dashed (var) 3836" draw:style="rect" draw:dots1="1" draw:dots1-length="0.005cm" draw:dots2="1" draw:dots2-length="0.005cm" draw:distance="0.005cm"/>
    <draw:stroke-dash draw:name="Dashed_20__28_var_29__20_3838" draw:display-name="Dashed (var) 3838" draw:style="rect" draw:dots1="1" draw:dots1-length="0.005cm" draw:dots2="1" draw:dots2-length="0.005cm" draw:distance="0.005cm"/>
    <draw:stroke-dash draw:name="Dashed_20__28_var_29__20_3840" draw:display-name="Dashed (var) 3840" draw:style="rect" draw:dots1="1" draw:dots1-length="0.005cm" draw:dots2="1" draw:dots2-length="0.005cm" draw:distance="0.005cm"/>
    <draw:stroke-dash draw:name="Dashed_20__28_var_29__20_3842" draw:display-name="Dashed (var) 3842" draw:style="rect" draw:dots1="1" draw:dots1-length="0.005cm" draw:dots2="1" draw:dots2-length="0.005cm" draw:distance="0.005cm"/>
    <draw:stroke-dash draw:name="Dashed_20__28_var_29__20_3844" draw:display-name="Dashed (var) 3844" draw:style="rect" draw:dots1="1" draw:dots1-length="0.005cm" draw:dots2="1" draw:dots2-length="0.005cm" draw:distance="0.005cm"/>
    <draw:stroke-dash draw:name="Dashed_20__28_var_29__20_4058" draw:display-name="Dashed (var) 4058" draw:style="rect" draw:dots1="1" draw:dots1-length="0.005cm" draw:dots2="1" draw:dots2-length="0.005cm" draw:distance="0.005cm"/>
    <draw:stroke-dash draw:name="Dashed_20__28_var_29__20_4059" draw:display-name="Dashed (var) 4059" draw:style="rect" draw:dots1="1" draw:dots1-length="0.005cm" draw:dots2="1" draw:dots2-length="0.005cm" draw:distance="0.005cm"/>
    <draw:stroke-dash draw:name="Dashed_20__28_var_29__20_4060" draw:display-name="Dashed (var) 4060" draw:style="rect" draw:dots1="1" draw:dots1-length="0.005cm" draw:dots2="1" draw:dots2-length="0.005cm" draw:distance="0.005cm"/>
    <draw:stroke-dash draw:name="Dashed_20__28_var_29__20_4061" draw:display-name="Dashed (var) 4061" draw:style="rect" draw:dots1="1" draw:dots1-length="0.005cm" draw:dots2="1" draw:dots2-length="0.005cm" draw:distance="0.005cm"/>
    <draw:stroke-dash draw:name="Dashed_20__28_var_29__20_4062" draw:display-name="Dashed (var) 4062" draw:style="rect" draw:dots1="1" draw:dots1-length="0.005cm" draw:dots2="1" draw:dots2-length="0.005cm" draw:distance="0.005cm"/>
    <draw:stroke-dash draw:name="Dashed_20__28_var_29__20_4063" draw:display-name="Dashed (var) 4063" draw:style="rect" draw:dots1="1" draw:dots1-length="0.005cm" draw:dots2="1" draw:dots2-length="0.005cm" draw:distance="0.005cm"/>
    <draw:stroke-dash draw:name="Dashed_20__28_var_29__20_4064" draw:display-name="Dashed (var) 4064" draw:style="rect" draw:dots1="1" draw:dots1-length="0.005cm" draw:dots2="1" draw:dots2-length="0.005cm" draw:distance="0.005cm"/>
    <draw:stroke-dash draw:name="Dashed_20__28_var_29__20_4065" draw:display-name="Dashed (var) 4065" draw:style="rect" draw:dots1="1" draw:dots1-length="0.005cm" draw:dots2="1" draw:dots2-length="0.005cm" draw:distance="0.005cm"/>
    <draw:stroke-dash draw:name="Dashed_20__28_var_29__20_4066" draw:display-name="Dashed (var) 4066" draw:style="rect" draw:dots1="1" draw:dots1-length="0.005cm" draw:dots2="1" draw:dots2-length="0.005cm" draw:distance="0.005cm"/>
    <draw:stroke-dash draw:name="Dashed_20__28_var_29__20_4067" draw:display-name="Dashed (var) 4067" draw:style="rect" draw:dots1="1" draw:dots1-length="0.005cm" draw:dots2="1" draw:dots2-length="0.005cm" draw:distance="0.005cm"/>
    <draw:stroke-dash draw:name="Dashed_20__28_var_29__20_4068" draw:display-name="Dashed (var) 4068" draw:style="rect" draw:dots1="1" draw:dots1-length="0.005cm" draw:dots2="1" draw:dots2-length="0.005cm" draw:distance="0.005cm"/>
    <draw:stroke-dash draw:name="Dashed_20__28_var_29__20_4069" draw:display-name="Dashed (var) 4069" draw:style="rect" draw:dots1="1" draw:dots1-length="0.005cm" draw:dots2="1" draw:dots2-length="0.005cm" draw:distance="0.005cm"/>
    <draw:stroke-dash draw:name="Dashed_20__28_var_29__20_4070" draw:display-name="Dashed (var) 4070" draw:style="rect" draw:dots1="1" draw:dots1-length="0.005cm" draw:dots2="1" draw:dots2-length="0.005cm" draw:distance="0.005cm"/>
    <draw:stroke-dash draw:name="Dashed_20__28_var_29__20_4071" draw:display-name="Dashed (var) 4071" draw:style="rect" draw:dots1="1" draw:dots1-length="0.005cm" draw:dots2="1" draw:dots2-length="0.005cm" draw:distance="0.005cm"/>
    <draw:stroke-dash draw:name="Dashed_20__28_var_29__20_4072" draw:display-name="Dashed (var) 4072" draw:style="rect" draw:dots1="1" draw:dots1-length="0.005cm" draw:dots2="1" draw:dots2-length="0.005cm" draw:distance="0.005cm"/>
    <draw:stroke-dash draw:name="Dashed_20__28_var_29__20_4073" draw:display-name="Dashed (var) 4073" draw:style="rect" draw:dots1="1" draw:dots1-length="0.005cm" draw:dots2="1" draw:dots2-length="0.005cm" draw:distance="0.005cm"/>
    <draw:stroke-dash draw:name="Dashed_20__28_var_29__20_4074" draw:display-name="Dashed (var) 4074" draw:style="rect" draw:dots1="1" draw:dots1-length="0.005cm" draw:dots2="1" draw:dots2-length="0.005cm" draw:distance="0.005cm"/>
    <draw:stroke-dash draw:name="Dashed_20__28_var_29__20_4075" draw:display-name="Dashed (var) 407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075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1:39:05.039552433</meta:creation-date>
    <dc:date>2018-03-16T12:01:47.354428590</dc:date>
    <meta:editing-duration>PT3M25S</meta:editing-duration>
    <meta:editing-cycles>2</meta:editing-cycles>
    <meta:generator>LibreOffice/6.0.0.3$MacOSX_X86_64 LibreOffice_project/64a0f66915f38c6217de274f0aa8e15618924765</meta:generator>
    <meta:document-statistic meta:object-count="59"/>
  </office:meta>
</office:document-meta>
</file>